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ea7" officeooo:paragraph-rsid="001f2ea7" style:font-weight-asian="bold" style:font-weight-complex="bold"/>
    </style:style>
    <style:style style:name="P2" style:family="paragraph" style:parent-style-name="Standard">
      <style:text-properties fo:font-weight="normal" officeooo:rsid="001f2ea7" officeooo:paragraph-rsid="001f2ea7" style:font-weight-asian="normal" style:font-weight-complex="normal"/>
    </style:style>
    <style:style style:name="P3" style:family="paragraph" style:parent-style-name="Standard">
      <style:text-properties fo:font-size="24pt" fo:font-weight="bold" officeooo:rsid="001feb3f" officeooo:paragraph-rsid="001feb3f" style:font-size-asian="24pt" style:font-weight-asian="bold" style:font-size-complex="24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</text:p>
      <text:p text:style-name="P1"/>
      <text:p text:style-name="P1">TEXTO 1</text:p>
      <text:p text:style-name="P1"/>
      <text:p text:style-name="P2">Competitive Programming is a sport, I mean literally. Take any sport, let’s consider cricket for that matter, you walk in to bat for the first time. Swing and a miss, do it couple of times and you’ll eventually hit one over the ropes. Now, consider a programming contest as a game of cricket, metaphorically. Compile a code and submit, you may get a WA (Wrong Answer). Make changes to code and eventually you will get your first AC (Accepted/Correct Answer). Let me give you a sneak peek, about 20% of questions in a programming contest are simple conversion of plain english to a code of your favourite programming language. </text:p>
      <text:p text:style-name="Standard"><text:span text:style-name="T5">Walk right into it, you will learn the unwritten rules of the game as you play harder and get better. And believe me, you don’t need to know any “</text:span><text:span text:style-name="T3">fancy name”</text:span><text:span text:style-name="T5"> algorithm or data-structure to get started. Ever heard of “</text:span><text:span text:style-name="T3">Waft shot”</text:span><text:span text:style-name="T5">, yet you’re the best batsman in your street, right?</text:span> 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9T13:18:35.427856338</meta:creation-date>
    <dc:date>2020-07-09T13:22:53.308947224</dc:date>
    <meta:editing-duration>PT4M3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4" meta:word-count="163" meta:character-count="917" meta:non-whitespace-character-count="756"/>
  </office:meta>
</office:document-meta>
</file>